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.4925in" fo:margin-right="0in" fo:text-indent="0in" style:auto-text-indent="false"/>
    </style:style>
    <style:style style:name="P2" style:family="paragraph" style:parent-style-name="Text_20_body" style:list-style-name="L1">
      <style:paragraph-properties fo:margin-left="0.4925in" fo:margin-right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Text_20_body">Modules of your application communicate using core AngularJS functionality</text:p>
      <text:list xml:id="list39736741" text:style-name="L1">
        <text:list-item>
          <text:p text:style-name="P2">Using services, Using events, By assigning models on $rootScope</text:p>
        </text:list-item>
        <text:list-item>
          <text:p text:style-name="P2">Directly between controllers, using $parent, $$childHead, $$nextSibling, etc.</text:p>
        </text:list-item>
        <text:list-item>
          <text:p text:style-name="P1">Directly between controllers, using ControllerAs, or other forms of inherit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40S</meta:editing-duration>
    <meta:editing-cycles>3</meta:editing-cycles>
    <meta:generator>OpenOffice.org/3.1$Win32 OpenOffice.org_project/310m11$Build-9399</meta:generator>
    <dc:date>2017-06-27T19:55:09.61</dc:date>
    <meta:document-statistic meta:table-count="0" meta:image-count="0" meta:object-count="0" meta:page-count="1" meta:paragraph-count="4" meta:word-count="39" meta:character-count="296"/>
    <dc:creator>Michael Gokey</dc:creator>
    <meta:user-defined meta:name="Info 1"/>
    <meta:user-defined meta:name="Info 2"/>
    <meta:user-defined meta:name="Info 3"/>
    <meta:user-defined meta:name="Info 4"/>
  </office:meta>
</office:document-meta>
</file>